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normal" officeooo:rsid="00124117" officeooo:paragraph-rsid="00124117" style:font-weight-asian="normal" style:font-weight-complex="normal"/>
    </style:style>
    <style:style style:name="P2" style:family="paragraph" style:parent-style-name="Standard">
      <style:text-properties fo:language="en" fo:country="US" fo:font-weight="normal" officeooo:rsid="0012c80d" officeooo:paragraph-rsid="0012c80d" style:font-weight-asian="normal" style:font-weight-complex="normal"/>
    </style:style>
    <style:style style:name="P3" style:family="paragraph" style:parent-style-name="Standard">
      <style:text-properties fo:language="en" fo:country="US" fo:font-style="normal" style:text-underline-style="none" fo:font-weight="normal" officeooo:rsid="00119b55" officeooo:paragraph-rsid="00119b55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paragraph-rsid="0012c80d"/>
    </style:style>
    <style:style style:name="P5" style:family="paragraph" style:parent-style-name="Standard" style:list-style-name="L1">
      <style:text-properties officeooo:paragraph-rsid="000eb49c"/>
    </style:style>
    <style:style style:name="P6" style:family="paragraph" style:parent-style-name="Standard" style:list-style-name="L1">
      <style:text-properties officeooo:paragraph-rsid="00176cb8"/>
    </style:style>
    <style:style style:name="P7" style:family="paragraph" style:parent-style-name="Standard" style:list-style-name="L1">
      <style:text-properties fo:language="en" fo:country="US" fo:font-weight="bold" officeooo:rsid="000eb49c" officeooo:paragraph-rsid="000eb49c" style:font-weight-asian="bold" style:font-weight-complex="bold"/>
    </style:style>
    <style:style style:name="P8" style:family="paragraph" style:parent-style-name="Standard" style:list-style-name="L1">
      <style:text-properties fo:language="en" fo:country="US" fo:font-weight="bold" officeooo:rsid="001040f5" officeooo:paragraph-rsid="001040f5" style:font-weight-asian="bold" style:font-weight-complex="bold"/>
    </style:style>
    <style:style style:name="P9" style:family="paragraph" style:parent-style-name="Standard" style:list-style-name="L1">
      <style:text-properties fo:language="en" fo:country="US" fo:font-style="normal" style:text-underline-style="none" fo:font-weight="normal" officeooo:rsid="00176cb8" officeooo:paragraph-rsid="00176cb8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language="en" fo:country="US" fo:font-style="normal" style:text-underline-style="none" fo:font-weight="normal" officeooo:rsid="00196418" officeooo:paragraph-rsid="00196418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language="en" fo:country="US" fo:font-style="normal" style:text-underline-style="none" fo:font-weight="normal" officeooo:rsid="000eb49c" officeooo:paragraph-rsid="000eb49c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language="en" fo:country="US" fo:font-style="normal" style:text-underline-style="none" fo:font-weight="normal" officeooo:rsid="0018eedb" officeooo:paragraph-rsid="0018eedb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language="en" fo:country="US" fo:font-style="normal" style:text-underline-style="none" fo:font-weight="normal" officeooo:rsid="00119b55" officeooo:paragraph-rsid="00119b55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language="en" fo:country="US" fo:font-style="normal" style:text-underline-style="none" fo:font-weight="bold" officeooo:rsid="000eb49c" officeooo:paragraph-rsid="000eb49c" style:font-style-asian="normal" style:font-weight-asian="bold" style:font-style-complex="normal" style:font-weight-complex="bold"/>
    </style:style>
    <style:style style:name="P15" style:family="paragraph" style:parent-style-name="Standard" style:list-style-name="L1">
      <style:text-properties fo:language="en" fo:country="US" fo:font-weight="normal" officeooo:rsid="00176cb8" officeooo:paragraph-rsid="00176cb8" style:font-weight-asian="normal" style:font-weight-complex="normal"/>
    </style:style>
    <style:style style:name="P16" style:family="paragraph" style:parent-style-name="Standard" style:list-style-name="L1">
      <style:text-properties fo:language="en" fo:country="US" officeooo:rsid="00176cb8" officeooo:paragraph-rsid="00176cb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officeooo:rsid="00176cb8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0eb49c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0eb49c" style:font-style-asian="normal" style:font-style-complex="normal"/>
    </style:style>
    <style:style style:name="T9" style:family="text">
      <style:text-properties fo:language="en" fo:country="US" fo:font-style="normal" style:text-underline-style="none" fo:font-weight="normal" officeooo:rsid="000eb49c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style:text-underline-style="none" fo:font-weight="normal" officeooo:rsid="00176cb8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weight="normal" officeooo:rsid="0012c80d" style:font-weight-asian="normal" style:font-weight-complex="normal"/>
    </style:style>
    <style:style style:name="T12" style:family="text">
      <style:text-properties fo:language="en" fo:country="US" fo:font-weight="normal" officeooo:rsid="0013e39e" style:font-weight-asian="normal" style:font-weight-complex="normal"/>
    </style:style>
    <style:style style:name="T13" style:family="text">
      <style:text-properties fo:language="en" fo:country="US" fo:font-style="italic" style:text-underline-style="none" fo:font-weight="normal" officeooo:rsid="00176cb8" style:font-style-asian="italic" style:font-weight-asian="normal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5bdd2"/>
    </style:style>
    <style:style style:name="T16" style:family="text">
      <style:text-properties officeooo:rsid="0016c5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 rules</text:p>
      <text:p text:style-name="P1"/>
      <text:p text:style-name="P2">Form</text:p>
      <text:p text:style-name="P2"><text:tab/>Group</text:p>
      <text:p text:style-name="P2"><text:tab/><text:tab/>Fields</text:p>
      <text:p text:style-name="P1"/>
      <text:p text:style-name="P1"/>
      <text:p text:style-name="P2">Form is the parent object.</text:p>
      <text:p text:style-name="P2">Groups hold fields, and keep them visually together (important in large forms).</text:p>
      <text:p text:style-name="P2">Fields permit data entry.</text:p>
      <text:p text:style-name="P2"/>
      <text:p text:style-name="P4"><text:span text:style-name="T11">Each of form, group and fields may have three </text:span><text:span text:style-name="T12">additional parameters</text:span><text:span text:style-name="T11">:</text:span></text:p>
      <text:p text:style-name="P2"><text:tab/><text:span text:style-name="T14">name</text:span> – required, permits internal identification of the form, field or group <text:span text:style-name="T15">(the name is the key used to access the value object containing the content of the form, group, field)</text:span></text:p>
      <text:p text:style-name="P2"><text:tab/><text:span text:style-name="T14">label</text:span> – optional, displays a name for the element</text:p>
      <text:p text:style-name="P2"><text:tab/><text:span text:style-name="T14">caption</text:span> – optional, displays additional information about the element upon mouseover (may be used as aria-label for screen reader help).</text:p>
      <text:p text:style-name="P2"><text:tab/><text:span text:style-name="T16">caption of a group shouldn’t supersede that of a field upon mouseover</text:span></text:p>
      <text:p text:style-name="P2"/>
      <text:p text:style-name="P2"/>
      <text:p text:style-name="P2"/>
      <text:p text:style-name="P2"/>
      <text:p text:style-name="P1"/>
      <text:p text:style-name="P1"/>
      <text:p text:style-name="P1">General field rules and types</text:p>
      <text:list xml:id="list3957036404" text:style-name="L1">
        <text:list-item>
          <text:p text:style-name="P7">general rules</text:p>
          <text:list>
            <text:list-item>
              <text:p text:style-name="P7"><text:span text:style-name="T1">needs one </text:span><text:span text:style-name="T2">type</text:span><text:span text:style-name="T5"> rule</text:span><text:span text:style-name="T2"> </text:span><text:span text:style-name="T3">(defaults to integer)</text:span></text:p>
            </text:list-item>
            <text:list-item>
              <text:p text:style-name="P8"><text:span text:style-name="T5">may have an optional rule <text:s/></text:span><text:span text:style-name="T3">(defaults to false)</text:span></text:p>
            </text:list-item>
            <text:list-item>
              <text:p text:style-name="P8"><text:span text:style-name="T5">may have a hidden rule</text:span><text:span text:style-name="T2"> </text:span><text:span text:style-name="T3">(defaults to false)</text:span></text:p>
            </text:list-item>
            <text:list-item>
              <text:p text:style-name="P8"><text:span text:style-name="T5">may have an exclude rule </text:span><text:span text:style-name="T3">(defaults to [] )</text:span></text:p>
              <text:list>
                <text:list-item>
                  <text:p text:style-name="P9">exclude rules: array of strings each representing groups or fields on the same form, in format “group.field” or “group”</text:p>
                </text:list-item>
                <text:list-item>
                  <text:p text:style-name="P9">a field or group specified as excluded may not be filled should the excluding field be filled</text:p>
                </text:list-item>
                <text:list-item>
                  <text:p text:style-name="P9">once the excluding field is emptied, exclusion no longer holds</text:p>
                  <text:list>
                    <text:list-item>
                      <text:p text:style-name="P9">need to be able to clear out date fields</text:p>
                    </text:list-item>
                  </text:list>
                </text:list-item>
                <text:list-item>
                  <text:p text:style-name="P10">field data may never be allowed to be sent if its size is over a certain threshold</text:p>
                </text:list-item>
              </text:list>
            </text:list-item>
          </text:list>
        </text:list-item>
        <text:list-item>
          <text:p text:style-name="P14">type rules</text:p>
          <text:list>
            <text:list-item>
              <text:p text:style-name="P11">integer</text:p>
              <text:list>
                <text:list-item>
                  <text:p text:style-name="P11">too large</text:p>
                </text:list-item>
                <text:list-item>
                  <text:p text:style-name="P11">too small</text:p>
                </text:list-item>
              </text:list>
            </text:list-item>
            <text:list-item>
              <text:p text:style-name="P11">string</text:p>
              <text:list>
                <text:list-item>
                  <text:p text:style-name="P11">length too large</text:p>
                </text:list-item>
                <text:list-item>
                  <text:p text:style-name="P11">length too small</text:p>
                </text:list-item>
              </text:list>
            </text:list-item>
            <text:list-item>
              <text:p text:style-name="P11">float</text:p>
              <text:list>
                <text:list-item>
                  <text:p text:style-name="P11">too large</text:p>
                </text:list-item>
                <text:list-item>
                  <text:p text:style-name="P11">too small</text:p>
                </text:list-item>
                <text:list-item>
                  <text:p text:style-name="P11">alternative display: slider</text:p>
                  <text:list>
                    <text:list-item>
                      <text:p text:style-name="P11">needs gradual precision</text:p>
                    </text:list-item>
                    <text:list-item>
                      <text:p text:style-name="P9">may have a nil option</text:p>
                    </text:list-item>
                  </text:list>
                </text:list-item>
              </text:list>
            </text:list-item>
            <text:list-item>
              <text:p text:style-name="P11">selector</text:p>
              <text:list>
                <text:list-item>
                  <text:p text:style-name="P5"><text:span text:style-name="T9">alternative display</text:span><text:span text:style-name="T10">s</text:span><text:span text:style-name="T9">: checkbox, radio buttons, </text:span><text:span text:style-name="T10">slider</text:span></text:p>
                </text:list-item>
                <text:list-item>
                  <text:p text:style-name="P6"><text:soft-page-break/><text:span text:style-name="T10">may have a nil option </text:span><text:span text:style-name="T13">(defaults to false)</text:span></text:p>
                </text:list-item>
              </text:list>
            </text:list-item>
            <text:list-item>
              <text:p text:style-name="P9">boolean</text:p>
              <text:list>
                <text:list-item>
                  <text:p text:style-name="P15"><text:span text:style-name="T7">displays as selector or radio buttons </text:span><text:span text:style-name="T4">(defaults to radio buttons)</text:span></text:p>
                </text:list-item>
                <text:list-item>
                  <text:p text:style-name="P6"><text:span text:style-name="T10">may have a nil option </text:span><text:span text:style-name="T13">(defaults to false)</text:span></text:p>
                </text:list-item>
              </text:list>
            </text:list-item>
            <text:list-item>
              <text:p text:style-name="P11">date</text:p>
              <text:list>
                <text:list-item>
                  <text:p text:style-name="P11">display: calendar, string entry, broken-up in three fields</text:p>
                </text:list-item>
              </text:list>
            </text:list-item>
            <text:list-item>
              <text:p text:style-name="P11">date_time</text:p>
              <text:list>
                <text:list-item>
                  <text:p text:style-name="P11">display: calendar, string entry, broken-up in six fields</text:p>
                </text:list-item>
              </text:list>
            </text:list-item>
            <text:list-item>
              <text:p text:style-name="P16"><text:span text:style-name="T6">t</text:span><text:span text:style-name="T5">ime (duration)</text:span></text:p>
              <text:list>
                <text:list-item>
                  <text:p text:style-name="P9">too large</text:p>
                </text:list-item>
                <text:list-item>
                  <text:p text:style-name="P9">too small</text:p>
                </text:list-item>
              </text:list>
            </text:list-item>
            <text:list-item>
              <text:p text:style-name="P12">mail address</text:p>
            </text:list-item>
            <text:list-item>
              <text:p text:style-name="P12">phone number</text:p>
            </text:list-item>
          </text:list>
        </text:list-item>
        <text:list-item>
          <text:p text:style-name="P8"><text:span text:style-name="T8">d</text:span><text:span text:style-name="T7">efine default values/actions when rule is missing</text:span></text:p>
        </text:list-item>
        <text:list-item>
          <text:p text:style-name="P13">define default values/options when element is missing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7:21:01.784555889</meta:creation-date>
    <meta:generator>LibreOffice/6.4.7.2$Linux_X86_64 LibreOffice_project/40$Build-2</meta:generator>
    <dc:date>2022-10-14T18:56:44.571174846</dc:date>
    <meta:editing-duration>PT6H35M3S</meta:editing-duration>
    <meta:editing-cycles>12</meta:editing-cycles>
    <meta:document-statistic meta:table-count="0" meta:image-count="0" meta:object-count="0" meta:page-count="2" meta:paragraph-count="53" meta:word-count="363" meta:character-count="1981" meta:non-whitespace-character-count="1700"/>
  </office:meta>
</office:document-meta>
</file>